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Bechamel">
            <text:p>Bechame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
            <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ate brisée">
            <text:p>Pa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ate_brisée">
            <text:p>pa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tamari,2,c. à s./huile de sésame,1,c. à s./miso blanc,2,c. à s./sauge,1,c. à c./ail moulu,1,c. à c./eau bouillante,250,mL/protéines de soja,40,g/oignon,1,()/ail,2,gousses/huile d’olive,1,c. à s./creme végétale,100,mL/sel,1,()/poivre,1,()">
            <text:p>Butternut,1,()/tamari,2,c. à s./huile de sésame,1,c. à s./miso blanc,2,c. à s./sauge,1,c. à c./ail moulu,1,c. à c./eau bouillante,250,mL/protéines de soja,40,g/oignon,1,()/ail,2,gousses/huile d’olive,1,c. à s./creme végétale,100,mL/sel,1,()/poivre,1,()</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pate brisée,1,()/champignons,1,boite/fromage,1,()/oeufs,1,()/lait,1,()">
            <text:p>pate brisée,1,()/champignons,1,boite/fromage,1,()/oeufs,1,()/lait,1,()</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pate brisée,1,()/lardons,1,()/[champignons],1,boite/fromage,1,()/oeufs,1,()/lait,1,()">
            <text:p>pate brisée,1,()/lardons,1,()/[champignons],1,boite/fromage,1,()/oeufs,1,()/lait,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
            <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
            <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1,()/[pommes de terre],1,()">
            <text:p>boudin,1,()/pommes,1,()/[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
            <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Nouveau Titre">
            <text:p>Nouveau Tit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